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Heading_20_1">
      <style:paragraph-properties fo:margin-left="0cm" fo:margin-right="0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Вопрос 3. Структура программ <text:span text:style-name="T1">C++. </text:span><text:span text:style-name="T2">Операции языка. Типы данных. Стандартные функции. Директивы препроцессора </text:span><text:span text:style-name="T1">#include </text:span><text:span text:style-name="T2">и </text:span><text:span text:style-name="T1">#define. </text:span><text:span text:style-name="T2">Интегрированная среда </text:span><text:span text:style-name="T1">Builder C++.</text:span></text:h>
      <text:h text:style-name="P2" text:outline-level="1"><text:span text:style-name="T1">Структура программ C++</text:span></text:h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7-09T14:21:11.18</dc:date>
    <meta:editing-duration>P0D</meta:editing-duration>
    <meta:editing-cycles>1</meta:editing-cycles>
    <meta:generator>LibreOffice/3.5$Windows_x86 LibreOffice_project/165a79a-7059095-e13bb37-fef39a4-9503d18</meta:generator>
    <meta:document-statistic meta:table-count="0" meta:image-count="0" meta:object-count="0" meta:page-count="1" meta:paragraph-count="3" meta:word-count="24" meta:character-count="185" meta:non-whitespace-character-count="164"/>
  </office:meta>
</office:document-meta>
</file>